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8e51" officeooo:paragraph-rsid="00168e51"/>
    </style:style>
    <style:style style:name="P2" style:family="paragraph" style:parent-style-name="Standard">
      <style:paragraph-properties fo:text-align="center" style:justify-single-word="false"/>
      <style:text-properties fo:font-size="12pt" fo:font-weight="normal" officeooo:rsid="00168e51" officeooo:paragraph-rsid="00168e51"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rsid="0017772b" officeooo:paragraph-rsid="0017772b"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7e852" officeooo:paragraph-rsid="0017e852"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7e852" officeooo:paragraph-rsid="0017e852"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17e852" officeooo:paragraph-rsid="0017e852"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1eaa24" officeooo:paragraph-rsid="001eaa24" style:font-size-asian="10.5pt" style:font-weight-asian="normal" style:font-size-complex="12pt" style:font-weight-complex="normal"/>
    </style:style>
    <style:style style:name="P8" style:family="paragraph" style:parent-style-name="Standard" style:list-style-name="L1">
      <style:paragraph-properties fo:text-align="justify" style:justify-single-word="false"/>
      <style:text-properties fo:font-size="12pt" style:text-underline-style="none" fo:font-weight="normal" officeooo:rsid="001eaa24" officeooo:paragraph-rsid="001eaa24"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bold" officeooo:rsid="001eaa24" officeooo:paragraph-rsid="001eaa24"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style:text-underline-style="none" fo:font-weight="bold" officeooo:rsid="00206d58" officeooo:paragraph-rsid="00206d58"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7e852" officeooo:paragraph-rsid="0017e852"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7772b" officeooo:paragraph-rsid="0017772b"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1be02b" officeooo:paragraph-rsid="001be02b"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1be02b" officeooo:paragraph-rsid="00217a38"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d32c6" officeooo:paragraph-rsid="001d32c6"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17e852" officeooo:paragraph-rsid="0017e852"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bold" officeooo:rsid="001d32c6" officeooo:paragraph-rsid="001d32c6"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1eaa24" officeooo:paragraph-rsid="001eaa24" style:font-size-asian="10.5pt" style:font-weight-asian="bold" style:font-size-complex="12pt" style:font-weight-complex="bold"/>
    </style:style>
    <style:style style:name="P19" style:family="paragraph" style:parent-style-name="Standard" style:list-style-name="L2">
      <style:paragraph-properties fo:text-align="justify" style:justify-single-word="false"/>
      <style:text-properties officeooo:paragraph-rsid="00206d58"/>
    </style:style>
    <style:style style:name="P20" style:family="paragraph" style:parent-style-name="Standard">
      <style:paragraph-properties fo:text-align="justify" style:justify-single-word="false"/>
      <style:text-properties fo:font-size="10pt" style:text-underline-style="none" fo:font-weight="normal" officeooo:rsid="0017e852" officeooo:paragraph-rsid="0017e852" style:font-size-asian="10pt" style:font-weight-asian="normal" style:font-size-complex="10pt" style:font-weight-complex="normal"/>
    </style:style>
    <style:style style:name="P21" style:family="paragraph" style:parent-style-name="Standard">
      <style:text-properties officeooo:rsid="001b40f4" officeooo:paragraph-rsid="001b40f4"/>
    </style:style>
    <style:style style:name="P22" style:family="paragraph" style:parent-style-name="Standard">
      <style:paragraph-properties fo:text-align="center" style:justify-single-word="false"/>
      <style:text-properties fo:font-size="18pt" fo:font-weight="bold" officeooo:rsid="00168e51" officeooo:paragraph-rsid="00168e51" style:font-size-asian="18pt" style:font-weight-asian="bold" style:font-size-complex="18pt" style:font-weight-complex="bold"/>
    </style:style>
    <style:style style:name="P2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size="12pt" fo:font-weight="normal" officeooo:rsid="001be02b" officeooo:paragraph-rsid="001be02b" style:font-size-asian="10.5pt" style:font-weight-asian="normal" style:font-size-complex="12pt" style:font-weight-complex="normal"/>
    </style:style>
    <style:style style:name="T1" style:family="text">
      <style:text-properties officeooo:rsid="0017e852"/>
    </style:style>
    <style:style style:name="T2" style:family="text">
      <style:text-properties style:text-underline-style="none" fo:font-weight="bold" officeooo:rsid="00217a38" style:font-weight-asian="bold" style:font-weight-complex="bold"/>
    </style:style>
    <style:style style:name="T3" style:family="text">
      <style:text-properties style:text-underline-style="none" officeooo:rsid="00217a38"/>
    </style:style>
    <style:style style:name="T4" style:family="text">
      <style:text-properties officeooo:rsid="0018ad89"/>
    </style:style>
    <style:style style:name="T5" style:family="text">
      <style:text-properties fo:font-weight="normal" style:font-weight-asian="normal" style:font-weight-complex="normal"/>
    </style:style>
    <style:style style:name="T6" style:family="text">
      <style:text-properties fo:font-size="12pt" style:text-underline-style="none" fo:font-weight="normal" officeooo:rsid="00206d58" style:font-size-asian="10.5pt" style:font-weight-asian="normal" style:font-size-complex="12pt" style:font-weight-complex="normal"/>
    </style:style>
    <style:style style:name="T7" style:family="text">
      <style:text-properties officeooo:rsid="00217a3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ej Kalc</text:p>
      <text:p text:style-name="P21">19.7.2019</text:p>
      <text:p text:style-name="P22">Documentation SKI dnevnik</text:p>
      <text:p text:style-name="P2"/>
      <text:p text:style-name="P3"/>
      <text:p text:style-name="P13">1. Overview</text:p>
      <text:p text:style-name="P13">2. Domain</text:p>
      <text:p text:style-name="P13">3. Database</text:p>
      <text:p text:style-name="P13">4. Pages</text:p>
      <text:p text:style-name="P14">5. Third party <text:span text:style-name="T3">librarys</text:span></text:p>
      <text:p text:style-name="P23"/>
      <text:p text:style-name="P13"/>
      <text:p text:style-name="P17">1. Overview</text:p>
      <text:p text:style-name="P15"/>
      <text:p text:style-name="P3">SKI dnevnik is an application created for ski teachers and ski trainers. </text:p>
      <text:p text:style-name="P3"/>
      <text:p text:style-name="P3">Every user can insert data of their teams and record trainings. The scope of this is to review the work done in the past, search for mistakes in the process and view useful data. <text:span text:style-name="T1">To develop the app Heroku is used.</text:span></text:p>
      <text:p text:style-name="P3"/>
      <text:p text:style-name="P18">2. Domain</text:p>
      <text:p text:style-name="P3"/>
      <text:p text:style-name="P4">Domain: <text:a xlink:type="simple" xlink:href="http://www.skidnevnik.tk/" text:style-name="Internet_20_link" text:visited-style-name="Visited_20_Internet_20_Link"><text:span text:style-name="T4">www.skidnevnik.tk</text:span></text:a></text:p>
      <text:p text:style-name="P4"/>
      <text:p text:style-name="P18">3. Database</text:p>
      <text:p text:style-name="P4"/>
      <text:p text:style-name="P5">Database PostreSQL</text:p>
      <text:p text:style-name="P5"/>
      <text:p text:style-name="P6"/>
      <text:p text:style-name="P6">General schema is public.</text:p>
      <text:p text:style-name="P6"/>
      <text:p text:style-name="P6">Tables are:</text:p>
      <text:p text:style-name="P6">- user</text:p>
      <text:p text:style-name="P6">- team</text:p>
      <text:p text:style-name="P6">- training</text:p>
      <text:p text:style-name="P6"/>
      <text:p text:style-name="P20"><text:s text:c="52"/>Table "public.user"</text:p>
      <text:p text:style-name="P20"><text:s text:c="2"/>Column <text:s text:c="2"/>| <text:s/>Type <text:s text:c="2"/>| Collation | Nullable | <text:s text:c="14"/>Default <text:s text:c="15"/>| Storage <text:s/>| Stats target | Description </text:p>
      <text:p text:style-name="P20">-----------+---------+-----------+----------+--------------------------------------+----------+--------------+-------------</text:p>
      <text:p text:style-name="P20"><text:s/>id <text:s text:c="7"/>| integer | <text:s text:c="10"/>| not null | nextval('user_userid_seq'::regclass) | plain <text:s text:c="3"/>| <text:s text:c="13"/>| </text:p>
      <text:p text:style-name="P20"><text:s/>firstname | text <text:s text:c="3"/>| <text:s text:c="10"/>| <text:s text:c="9"/>| <text:s text:c="37"/>| extended | <text:s text:c="13"/>| </text:p>
      <text:p text:style-name="P20"><text:s/>lastname <text:s/>| text <text:s text:c="3"/>| <text:s text:c="10"/>| <text:s text:c="9"/>| <text:s text:c="37"/>| extended | <text:s text:c="13"/>| </text:p>
      <text:p text:style-name="P20"><text:s/>email <text:s text:c="4"/>| text <text:s text:c="3"/>| <text:s text:c="10"/>| <text:s text:c="9"/>| <text:s text:c="37"/>| extended | <text:s text:c="13"/>| </text:p>
      <text:p text:style-name="P20"><text:s/>password <text:s/>| text <text:s text:c="3"/>| <text:s text:c="10"/>| <text:s text:c="9"/>| <text:s text:c="37"/>| extended | <text:s text:c="13"/>| </text:p>
      <text:p text:style-name="P20">Indexes:</text:p>
      <text:p text:style-name="P20"><text:s text:c="4"/>"user_pkey" PRIMARY KEY, btree (id)</text:p>
      <text:p text:style-name="P20">Referenced by:</text:p>
      <text:p text:style-name="P20"><text:s text:c="4"/>TABLE "team" CONSTRAINT "relationtrainerteam" FOREIGN KEY (userid) REFERENCES "user"(id)</text:p>
      <text:p text:style-name="P20"/>
      <text:p text:style-name="P20"><text:s text:c="52"/>Table "public.team"</text:p>
      <text:p text:style-name="P20"><text:s text:c="5"/>Column <text:s text:c="4"/>| <text:s/>Type <text:s text:c="2"/>| Collation | Nullable | <text:s text:c="12"/>Default <text:s text:c="13"/>| Storage <text:s/>| Stats target | Description </text:p>
      <text:p text:style-name="P20">----------------+---------+-----------+----------+----------------------------------+----------+--------------+-------------</text:p>
      <text:p text:style-name="P20"><text:s/>id <text:s text:c="12"/>| integer | <text:s text:c="10"/>| not null | nextval('team_id_seq'::regclass) | plain <text:s text:c="3"/>| <text:s text:c="13"/>| </text:p>
      <text:p text:style-name="P20"><text:s/>name <text:s text:c="10"/>| text <text:s text:c="3"/>| <text:s text:c="10"/>| <text:s text:c="9"/>| <text:s text:c="33"/>| extended | <text:s text:c="13"/>| </text:p>
      <text:p text:style-name="P20"><text:s/>userid <text:s text:c="8"/>| integer | <text:s text:c="10"/>| <text:s text:c="9"/>| <text:s text:c="33"/>| plain <text:s text:c="3"/>| <text:s text:c="13"/>| </text:p>
      <text:p text:style-name="P20"><text:soft-page-break/><text:s/>numberofracers | integer | <text:s text:c="10"/>| <text:s text:c="9"/>| <text:s text:c="33"/>| plain <text:s text:c="3"/>| <text:s text:c="13"/>| </text:p>
      <text:p text:style-name="P20">Indexes:</text:p>
      <text:p text:style-name="P20"><text:s text:c="4"/>"team_pkey" PRIMARY KEY, btree (id)</text:p>
      <text:p text:style-name="P20">Foreign-key constraints:</text:p>
      <text:p text:style-name="P20"><text:s text:c="4"/>"relationtrainerteam" FOREIGN KEY (userid) REFERENCES "user"(id)</text:p>
      <text:p text:style-name="P20">Referenced by:</text:p>
      <text:p text:style-name="P20"><text:s text:c="4"/>TABLE "racer" CONSTRAINT "relationracerteam" FOREIGN KEY (teamid) REFERENCES team(id)</text:p>
      <text:p text:style-name="P20"><text:s text:c="4"/>TABLE "training" CONSTRAINT "relationteamtraining" FOREIGN KEY (teamid) REFERENCES team(id)</text:p>
      <text:p text:style-name="P20"/>
      <text:p text:style-name="P20"><text:s text:c="51"/>Table "public.training"</text:p>
      <text:p text:style-name="P20"><text:s text:c="3"/>Column <text:s text:c="3"/>| <text:s/>Type <text:s text:c="2"/>| Collation | Nullable | <text:s text:c="14"/>Default <text:s text:c="15"/>| Storage <text:s/>| Stats target | Description </text:p>
      <text:p text:style-name="P20">-------------+---------+-----------+----------+--------------------------------------+----------+--------------+-------------</text:p>
      <text:p text:style-name="P20"><text:s/>id <text:s text:c="9"/>| integer | <text:s text:c="10"/>| not null | nextval('training_id_seq'::regclass) | plain <text:s text:c="3"/>| <text:s text:c="13"/>| </text:p>
      <text:p text:style-name="P20"><text:s/>date <text:s text:c="7"/>| date <text:s text:c="3"/>| <text:s text:c="10"/>| <text:s text:c="9"/>| <text:s text:c="37"/>| plain <text:s text:c="3"/>| <text:s text:c="13"/>| </text:p>
      <text:p text:style-name="P20"><text:s/>weather <text:s text:c="4"/>| integer | <text:s text:c="10"/>| <text:s text:c="9"/>| <text:s text:c="37"/>| plain <text:s text:c="3"/>| <text:s text:c="13"/>| </text:p>
      <text:p text:style-name="P20"><text:s/>description | text <text:s text:c="3"/>| <text:s text:c="10"/>| <text:s text:c="9"/>| <text:s text:c="37"/>| extended | <text:s text:c="13"/>| </text:p>
      <text:p text:style-name="P20"><text:s/>teamid <text:s text:c="5"/>| integer | <text:s text:c="10"/>| <text:s text:c="9"/>| <text:s text:c="37"/>| plain <text:s text:c="3"/>| <text:s text:c="13"/>| </text:p>
      <text:p text:style-name="P20"><text:s/>name <text:s text:c="7"/>| text <text:s text:c="3"/>| <text:s text:c="10"/>| <text:s text:c="9"/>| <text:s text:c="37"/>| extended | <text:s text:c="13"/>| </text:p>
      <text:p text:style-name="P20"><text:s/>location <text:s text:c="3"/>| text <text:s text:c="3"/>| <text:s text:c="10"/>| <text:s text:c="9"/>| <text:s text:c="37"/>| extended | <text:s text:c="13"/>| </text:p>
      <text:p text:style-name="P20">Indexes:</text:p>
      <text:p text:style-name="P20"><text:s text:c="4"/>"training_pkey" PRIMARY KEY, btree (id)</text:p>
      <text:p text:style-name="P20">Foreign-key constraints:</text:p>
      <text:p text:style-name="P20"><text:s text:c="4"/>"relationteamtraining" FOREIGN KEY (teamid) REFERENCES team(id)</text:p>
      <text:p text:style-name="P20">Referenced by:</text:p>
      <text:p text:style-name="P20"><text:s text:c="4"/>TABLE "trainingapperance" CONSTRAINT "trainingapperance" FOREIGN KEY (trainingid) REFERENCES training(id)</text:p>
      <text:p text:style-name="P20"/>
      <text:p text:style-name="P9">4. Pages</text:p>
      <text:p text:style-name="P7">The web sites uses the following pages:</text:p>
      <text:list xml:id="list1490752337" text:style-name="L1">
        <text:list-item>
          <text:p text:style-name="P8">index.ejs – First page, can navigate to registration or login</text:p>
        </text:list-item>
        <text:list-item>
          <text:p text:style-name="P8">registration.ejs – Registers new users</text:p>
        </text:list-item>
        <text:list-item>
          <text:p text:style-name="P8">login.ejs – Logs in users</text:p>
        </text:list-item>
        <text:list-item>
          <text:p text:style-name="P8">home.ejs – General information for the user and the calendar of trainings</text:p>
        </text:list-item>
        <text:list-item>
          <text:p text:style-name="P8">teams.ejs – This page has a list of teams of the trainer</text:p>
        </text:list-item>
        <text:list-item>
          <text:p text:style-name="P8">team.ejs – This page gives an overview of a specific team</text:p>
        </text:list-item>
        <text:list-item>
          <text:p text:style-name="P8">account.ejs – This page gives an overview of the account, the user can log out</text:p>
        </text:list-item>
      </text:list>
      <text:p text:style-name="P7"/>
      <text:p text:style-name="P10">5. Third party <text:span text:style-name="T7">librarys</text:span></text:p>
      <text:list xml:id="list1359306320" text:style-name="L2">
        <text:list-item>
          <text:p text:style-name="P19"><text:span text:style-name="T6">Bootstrap - </text:span><text:a xlink:type="simple" xlink:href="https://getbootstrap.com/" text:style-name="Internet_20_link" text:visited-style-name="Visited_20_Internet_20_Link">https://getbootstrap.com/</text:a></text:p>
        </text:list-item>
        <text:list-item>
          <text:p text:style-name="P19"><text:span text:style-name="T6">Full Calendar - </text:span><text:a xlink:type="simple" xlink:href="https://fullcalendar.io/" text:style-name="Internet_20_link" text:visited-style-name="Visited_20_Internet_20_Link">https://fullcalendar.io</text:a></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09:40:18.995670529</meta:creation-date>
    <dc:date>2019-07-19T15:42:45.906011162</dc:date>
    <meta:editing-duration>PT22M4S</meta:editing-duration>
    <meta:editing-cycles>12</meta:editing-cycles>
    <meta:generator>LibreOffice/6.2.5.2$Linux_X86_64 LibreOffice_project/a887734edd14b7c31b8ab527c0422d03c5e16f8b</meta:generator>
    <meta:document-statistic meta:table-count="0" meta:image-count="0" meta:object-count="0" meta:page-count="2" meta:paragraph-count="74" meta:word-count="508" meta:character-count="4576" meta:non-whitespace-character-count="2741"/>
  </office:meta>
</office:document-meta>
</file>